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3 ja 4</text:p>
      <text:p text:style-name="P1"/>
      <text:p text:style-name="P3">En viikolla 3 pääsiäisloman takia saanut lähestulkoon mitään aikaan, eli päätin yhdistää viikkoraportit koska 3 itsessään olisi turha.</text:p>
      <text:p text:style-name="P2"/>
      <text:p text:style-name="P2">Mitä olen tehnyt tällä viikolla:</text:p>
      <text:p text:style-name="P3">MaaraLista ja MaaraListaNode luokkien luonti ja dokumentointi. Maaralistan siirtäminen koodiini HashMapin sijasta joka piti kirjaa kuinka monta kertaa kukin char esiintyi alkuperäisessä dokumentissa.</text:p>
      <text:p text:style-name="P3">MaaraLista luokan testit, ja muiden testejen muokkaaminen käyttämään MaaraListaa.</text:p>
      <text:p text:style-name="P3">MerkkiLista ja MerkkiListaNode luokkien luonti ja dokumentointi. MerkkiListan siirtäminen alkuperäiseen koodiin ArrayLista&lt;Merkki&gt; sijalle PuunKasittelija ja TiedostonKasittelija luokkiin.</text:p>
      <text:p text:style-name="P3">MerkkiLista luokan testit, ja muiden testien muokkaaminen käyttämään MerkkiListaa.</text:p>
      <text:p text:style-name="P3">Pitkä taistelu saada ensin viimeinen rivinvaihto pois tulostuksesta, ja sitten saada tulkki jättämään huomiotta ylimääräiset bitit viimeisen tavun loppuosasta kompressoidussa tiedostossa.</text:p>
      <text:p text:style-name="P3">KompressoinninJaTulkinTest testiluokka toteutettu testaamaan että teksti joka menee huffmannin algoritmiin ja joka tulee ulos on yhä sama teksti.</text:p>
      <text:p text:style-name="P3">Minimikeko Luokan luonti, ja Minimikeon siirtäminen alkuperäiseen koodiin PriorityQueuen tilalle.</text:p>
      <text:p text:style-name="P3">MinimiKeko luokan testit.</text:p>
      <text:p text:style-name="P3"/>
      <text:p text:style-name="P2">Mitä olen oppinut:</text:p>
      <text:p text:style-name="P2">Itse tehtyjen linkedlistejen käyttöä ja luomista.</text:p>
      <text:p text:style-name="P2">Kuinka PriorityQueue rakennetaan itse.</text:p>
      <text:p text:style-name="P2"/>
      <text:p text:style-name="P2">Mikä on tuottanut vaikeuksia:</text:p>
      <text:p text:style-name="P2">En yhäkään ole varma kuinka saan istunnon ulkopuolelta saatettua tiedoston takaisin luettavaan muotoon. Pitäisi varmaan luoda toinen avain tiedosto jonka lähettää mukana vai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äisänen</meta:initial-creator>
    <meta:creation-date>2015-04-16T03:00:20.71</meta:creation-date>
    <dc:date>2015-04-16T07:48:15.85</dc:date>
    <dc:creator>Jesse Väisänen</dc:creator>
    <meta:editing-duration>PT3H58M33S</meta:editing-duration>
    <meta:editing-cycles>5</meta:editing-cycles>
    <meta:generator>OpenOffice/4.0.0$Win32 OpenOffice.org_project/400m3$Build-9702</meta:generator>
    <meta:document-statistic meta:table-count="0" meta:image-count="0" meta:object-count="0" meta:page-count="1" meta:paragraph-count="16" meta:word-count="178" meta:character-count="1499"/>
  </office:meta>
</office:document-meta>
</file>